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689" officeooo:paragraph-rsid="001ee6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elf Jeet Parekh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4:46:13.144629926</meta:creation-date>
    <dc:date>2021-01-29T14:47:50.878016280</dc:date>
    <meta:editing-duration>PT1M40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  <meta:generator>LibreOffice/6.4.4.2$Linux_X86_64 LibreOffice_project/40$Build-2</meta:generator>
  </office:meta>
</office:document-meta>
</file>